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size-complex="14pt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bold" style:font-size-asian="14pt" style:font-weight-asian="normal" style:font-size-complex="14pt" style:font-weight-complex="normal"/>
    </style:style>
    <style:style style:name="T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position="super 58%" fo:font-size="14pt" fo:background-color="transparent" style:font-size-asian="14pt" style:font-size-complex="14pt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normal" style:font-weight-complex="normal"/>
    </style:style>
    <style:style style:name="T9" style:family="text"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ackage org.jgrapht</text:h>
      <text:p text:style-name="P2">Interfaces</text:p>
      <text:p text:style-name="Standard"><text:span text:style-name="T1"><text:tab/></text:span><text:a xlink:type="simple" xlink:href="../../../Desktop/C++Projekt/jgrapht-0.8.3/jgrapht-0.8.3/javadoc/org/jgrapht/DirectedGraph.html"><text:span text:style-name="T2">DirectedGraph&lt;V,E&gt;</text:span></text:a><text:span text:style-name="T1"> <text:tab/><text:tab/><text:tab/>Impl.<text:tab/><text:tab/><text:tab/>fkt</text:span><text:span text:style-name="T6">1</text:span></text:p>
      <text:p text:style-name="Standard"><text:span text:style-name="T1"><text:tab/> </text:span><text:a xlink:type="simple" xlink:href="../../../Desktop/C++Projekt/jgrapht-0.8.3/jgrapht-0.8.3/javadoc/org/jgrapht/EdgeFactory.html"><text:span text:style-name="T2">EdgeFactory&lt;V,E&gt;</text:span></text:a><text:span text:style-name="T1"> <text:tab/><text:tab/><text:tab/>Impl.<text:tab/><text:tab/><text:tab/>fkt</text:span><text:span text:style-name="T6">1</text:span></text:p>
      <text:p text:style-name="Standard"><text:span text:style-name="T2"><text:tab/></text:span><text:a xlink:type="simple" xlink:href="../../../Desktop/C++Projekt/jgrapht-0.8.3/jgrapht-0.8.3/javadoc/org/jgrapht/Graph.html"><text:span text:style-name="T2">Graph&lt;V,E&gt;</text:span></text:a><text:span text:style-name="T1"> <text:tab/><text:tab/><text:tab/><text:tab/>Impl.<text:tab/><text:tab/><text:tab/>fkt</text:span><text:span text:style-name="T6">1</text:span></text:p>
      <text:p text:style-name="Standard"><text:span text:style-name="T2"><text:tab/></text:span><text:a xlink:type="simple" xlink:href="../../../Desktop/C++Projekt/jgrapht-0.8.3/jgrapht-0.8.3/javadoc/org/jgrapht/GraphMapping.html"><text:span text:style-name="T2">GraphMapping&lt;V,E&gt;</text:span></text:a><text:span text:style-name="T1"> </text:span></text:p>
      <text:p text:style-name="Standard"><text:span text:style-name="T2"><text:tab/></text:span><text:a xlink:type="simple" xlink:href="../../../Desktop/C++Projekt/jgrapht-0.8.3/jgrapht-0.8.3/javadoc/org/jgrapht/GraphPath.html"><text:span text:style-name="T2">GraphPath&lt;V,E&gt;</text:span></text:a><text:span text:style-name="T1"> </text:span></text:p>
      <text:p text:style-name="Standard"><text:span text:style-name="T2"><text:tab/></text:span><text:a xlink:type="simple" xlink:href="../../../Desktop/C++Projekt/jgrapht-0.8.3/jgrapht-0.8.3/javadoc/org/jgrapht/ListenableGraph.html"><text:span text:style-name="T2">ListenableGraph&lt;V,E&gt;</text:span></text:a><text:span text:style-name="T1"> </text:span></text:p>
      <text:p text:style-name="Standard"><text:span text:style-name="T2"><text:tab/></text:span><text:a xlink:type="simple" xlink:href="../../../Desktop/C++Projekt/jgrapht-0.8.3/jgrapht-0.8.3/javadoc/org/jgrapht/UndirectedGraph.html"><text:span text:style-name="T2">UndirectedGraph&lt;V,E&gt;</text:span></text:a><text:span text:style-name="T1"> <text:tab/><text:tab/>Impl.<text:tab/><text:tab/><text:tab/>fkt</text:span><text:span text:style-name="T6">1</text:span><text:span text:style-name="T1"><text:tab/>V</text:span><text:a xlink:type="simple" xlink:href="../../../Desktop/C++Projekt/jgrapht-0.8.3/jgrapht-0.8.3/javadoc/org/jgrapht/VertexFactory.html"><text:span text:style-name="T2">ertexFactory&lt;V&gt;</text:span></text:a><text:span text:style-name="T1"> <text:tab/><text:tab/><text:tab/>Impl.<text:tab/><text:tab/><text:tab/>fkt</text:span><text:span text:style-name="T6">1</text:span><text:span text:style-name="T2"><text:tab/></text:span><text:a xlink:type="simple" xlink:href="../../../Desktop/C++Projekt/jgrapht-0.8.3/jgrapht-0.8.3/javadoc/org/jgrapht/WeightedGraph.html"><text:span text:style-name="T2">WeightedGraph&lt;V,E&gt;</text:span></text:a><text:span text:style-name="T1"> <text:tab/><text:tab/><text:tab/>Impl.<text:tab/><text:tab/><text:tab/>fkt</text:span><text:span text:style-name="T6">1</text:span></text:p>
      <text:p text:style-name="Standard"><text:span text:style-name="T1"/></text:p>
      <text:list xml:id="list39393769" text:style-name="L1">
        <text:list-item>
          <text:p text:style-name="P3"><text:span text:style-name="T1">funktionstüchtig laut Doku der Vorgänger</text:span></text:p>
        </text:list-item>
      </text:list>
      <text:p text:style-name="Standard"><text:span text:style-name="T1"><text:tab/>Impl. = implementiert</text:span></text:p>
      <text:p text:style-name="P4"><text:span text:style-name="T1">Classes</text:span><text:span text:style-name="T3"><text:tab/></text:span></text:p>
      <text:p text:style-name="Standard"><text:span text:style-name="T3"><text:tab/></text:span><text:a xlink:type="simple" xlink:href="../../../Desktop/C++Projekt/jgrapht-0.8.3/jgrapht-0.8.3/javadoc/org/jgrapht/Graphs.html"><text:span text:style-name="T4">Graphs</text:span></text:a><text:span text:style-name="T3"> <text:tab/><text:tab/><text:tab/><text:tab/></text:span></text:p>
      <text:p text:style-name="Standard"><text:span text:style-name="T3"/></text:p>
      <text:p text:style-name="Standard"><text:span text:style-name="T9">Package</text:span><text:span text:style-name="T10"> </text:span><text:a xlink:type="simple" xlink:href="../../../Desktop/C++Projekt/jgrapht-0.8.3/jgrapht-0.8.3/javadoc/org/jgrapht/graph/package-summary.html">org.jgrapht.graph</text:a><text:span text:style-name="T10"> </text:span></text:p>
      <text:p text:style-name="Standard"><text:span text:style-name="T10"/></text:p>
      <text:p text:style-name="P2">Interfaces<text:span text:style-name="T7"><text:tab/></text:span></text:p>
      <text:p text:style-name="Standard"><text:span text:style-name="T5"><text:tab/></text:span><text:a xlink:type="simple" xlink:href="../../../Desktop/C++Projekt/jgrapht-0.8.3/jgrapht-0.8.3/javadoc/org/jgrapht/graph/EdgeSetFactory.html"><text:span text:style-name="T8">EdgeSetFactory&lt;V,E&gt;</text:span></text:a></text:p>
      <text:p text:style-name="Standard"><text:span text:style-name="T8"><text:tab/></text:span><text:a xlink:type="simple" xlink:href="../../../Desktop/C++Projekt/jgrapht-0.8.3/jgrapht-0.8.3/javadoc/org/jgrapht/graph/MaskFunctor.html"><text:span text:style-name="T8">MaskFunctor&lt;V,E&gt;</text:span></text:a><text:span text:style-name="T7"> </text:span></text:p>
      <text:p text:style-name="P4"><text:span text:style-name="T3"/></text:p>
      <text:p text:style-name="P4"><text:span text:style-name="T1">Classes</text:span><text:span text:style-name="T3"><text:tab/></text:span></text:p>
      <text:p text:style-name="Standard"><text:a xlink:type="simple" xlink:href="../../../Desktop/C++Projekt/jgrapht-0.8.3/jgrapht-0.8.3/javadoc/org/jgrapht/graph/AbstractBaseGraph.html"><text:span text:style-name="T4">AbstractBaseGraph&lt;V,E&gt;</text:span></text:a><text:span text:style-name="T3"> <text:tab/><text:tab/><text:tab/>Impl.<text:tab/><text:tab/><text:tab/>fehlerhaft<text:tab/></text:span></text:p>
      <text:p text:style-name="Standard"><text:a xlink:type="simple" xlink:href="../../../Desktop/C++Projekt/jgrapht-0.8.3/jgrapht-0.8.3/javadoc/org/jgrapht/graph/AbstractGraph.html"><text:span text:style-name="T4">AbstractGraph&lt;V,E&gt;</text:span></text:a><text:span text:style-name="T3"> <text:tab/><text:tab/><text:tab/><text:tab/>Impl.<text:tab/><text:tab/><text:tab/></text:span></text:p>
      <text:p text:style-name="Standard"><text:span text:style-name="T3"><text:s/></text:span><text:a xlink:type="simple" xlink:href="../../../Desktop/C++Projekt/jgrapht-0.8.3/jgrapht-0.8.3/javadoc/org/jgrapht/graph/AsUndirectedGraph.html"><text:span text:style-name="T4">AsUndirected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AsUnweightedDirectedGraph.html"><text:span text:style-name="T4">AsUnweightedDirectedGraph&lt;V,E&gt;</text:span></text:a><text:span text:style-name="T3"> </text:span></text:p>
      <text:p text:style-name="Standard"><text:a xlink:type="simple" xlink:href="../../../Desktop/C++Projekt/jgrapht-0.8.3/jgrapht-0.8.3/javadoc/org/jgrapht/graph/AsUnweightedGraph.html"><text:span text:style-name="T4">AsUnweightedGraph&lt;V,E&gt;</text:span></text:a><text:span text:style-name="T3"> </text:span></text:p>
      <text:p text:style-name="Standard"><text:a xlink:type="simple" xlink:href="../../../Desktop/C++Projekt/jgrapht-0.8.3/jgrapht-0.8.3/javadoc/org/jgrapht/graph/AsWeightedGraph.html"><text:span text:style-name="T4">AsWeighted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ClassBasedEdgeFactory.html"><text:span text:style-name="T4">ClassBasedEdgeFactory&lt;V,E&gt;</text:span></text:a><text:span text:style-name="T3"> <text:tab/><text:tab/>Impl.<text:tab/><text:tab/><text:tab/></text:span></text:p>
      <text:p text:style-name="Standard"><text:span text:style-name="T3"><text:s/></text:span><text:a xlink:type="simple" xlink:href="../../../Desktop/C++Projekt/jgrapht-0.8.3/jgrapht-0.8.3/javadoc/org/jgrapht/graph/ClassBasedVertexFactory.html"><text:span text:style-name="T4">ClassBasedVertexFactory&lt;V&gt;</text:span></text:a><text:span text:style-name="T3"> <text:tab/><text:tab/>Impl.<text:tab/><text:tab/><text:tab/></text:span></text:p>
      <text:p text:style-name="Standard"><text:a xlink:type="simple" xlink:href="../../../Desktop/C++Projekt/jgrapht-0.8.3/jgrapht-0.8.3/javadoc/org/jgrapht/graph/DefaultDirectedGraph.html"><text:span text:style-name="T4">DefaultDirected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efaultDirectedWeightedGraph.html"><text:span text:style-name="T4">DefaultDirectedWeighted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efaultEdge.html"><text:span text:style-name="T4">DefaultEdge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efaultGraphMapping.html"><text:span text:style-name="T4">DefaultGraphMapping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efaultListenableGraph.html"><text:span text:style-name="T4">DefaultListenable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efaultWeightedEdge.html"><text:span text:style-name="T4">DefaultWeightedEdge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irectedGraphUnion.html"><text:span text:style-name="T4">DirectedGraphUnion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irectedMaskSubgraph.html"><text:span text:style-name="T4">DirectedMaskSub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irectedMultigraph.html"><text:span text:style-name="T4">DirectedMultigraph&lt;V,E&gt;</text:span></text:a><text:span text:style-name="T3"> <text:tab/><text:tab/><text:tab/>Impl.<text:tab/><text:tab/><text:tab/></text:span></text:p>
      <text:p text:style-name="Standard"><text:a xlink:type="simple" xlink:href="../../../Desktop/C++Projekt/jgrapht-0.8.3/jgrapht-0.8.3/javadoc/org/jgrapht/graph/DirectedPseudograph.html"><text:span text:style-name="T4">DirectedPseudograph&lt;V,E&gt;</text:span></text:a><text:span text:style-name="T3"> </text:span></text:p>
      <text:p text:style-name="Standard"><text:a xlink:type="simple" xlink:href="../../../Desktop/C++Projekt/jgrapht-0.8.3/jgrapht-0.8.3/javadoc/org/jgrapht/graph/DirectedSubgraph.html"><text:span text:style-name="T4">DirectedSub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DirectedWeightedMultigraph.html"><text:span text:style-name="T4">DirectedWeightedMultigraph&lt;V,E&gt;</text:span></text:a><text:span text:style-name="T3"> <text:tab/>Impl.<text:tab/><text:tab/><text:tab/></text:span></text:p>
      <text:p text:style-name="Standard"><text:soft-page-break/><text:span text:style-name="T3"><text:s/></text:span><text:a xlink:type="simple" xlink:href="../../../Desktop/C++Projekt/jgrapht-0.8.3/jgrapht-0.8.3/javadoc/org/jgrapht/graph/DirectedWeightedSubgraph.html"><text:span text:style-name="T4">DirectedWeightedSubgraph&lt;V,E&gt;</text:span></text:a><text:span text:style-name="T3"> </text:span></text:p>
      <text:p text:style-name="Standard"><text:a xlink:type="simple" xlink:href="../../../Desktop/C++Projekt/jgrapht-0.8.3/jgrapht-0.8.3/javadoc/org/jgrapht/graph/EdgeReversedGraph.html"><text:span text:style-name="T4">EdgeReversedGraph&lt;V,E&gt;</text:span></text:a></text:p>
      <text:p text:style-name="Standard"><text:a xlink:type="simple" xlink:href="../../../Desktop/C++Projekt/jgrapht-0.8.3/jgrapht-0.8.3/javadoc/org/jgrapht/graph/GraphDelegator.html"><text:span text:style-name="T4">GraphDelegator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GraphPathImpl.html"><text:span text:style-name="T4">GraphPathImpl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GraphUnion.html"><text:span text:style-name="T4">GraphUnion&lt;V,E,G extends Graph&lt;V,E&gt;&gt;</text:span></text:a></text:p>
      <text:p text:style-name="Standard"><text:a xlink:type="simple" xlink:href="../../../Desktop/C++Projekt/jgrapht-0.8.3/jgrapht-0.8.3/javadoc/org/jgrapht/graph/ListenableDirectedGraph.html"><text:span text:style-name="T4">ListenableDirectedGraph&lt;V,E&gt;</text:span></text:a><text:span text:style-name="T3"> </text:span></text:p>
      <text:p text:style-name="Standard"><text:a xlink:type="simple" xlink:href="../../../Desktop/C++Projekt/jgrapht-0.8.3/jgrapht-0.8.3/javadoc/org/jgrapht/graph/ListenableDirectedWeightedGraph.html"><text:span text:style-name="T4">ListenableDirectedWeightedGraph&lt;V,E&gt;</text:span></text:a><text:span text:style-name="T3"> </text:span></text:p>
      <text:p text:style-name="Standard"><text:a xlink:type="simple" xlink:href="../../../Desktop/C++Projekt/jgrapht-0.8.3/jgrapht-0.8.3/javadoc/org/jgrapht/graph/ListenableUndirectedGraph.html"><text:span text:style-name="T4">ListenableUndirectedGraph&lt;V,E&gt;</text:span></text:a><text:span text:style-name="T3"> A</text:span></text:p>
      <text:p text:style-name="Standard"><text:a xlink:type="simple" xlink:href="../../../Desktop/C++Projekt/jgrapht-0.8.3/jgrapht-0.8.3/javadoc/org/jgrapht/graph/ListenableUndirectedWeightedGraph.html"><text:span text:style-name="T4">ListenableUndirectedWeightedGraph&lt;V,E&gt;</text:span></text:a><text:span text:style-name="T3"> </text:span></text:p>
      <text:p text:style-name="Standard"><text:a xlink:type="simple" xlink:href="../../../Desktop/C++Projekt/jgrapht-0.8.3/jgrapht-0.8.3/javadoc/org/jgrapht/graph/MaskSubgraph.html"><text:span text:style-name="T4">MaskSubgraph&lt;V,E&gt;</text:span></text:a><text:span text:style-name="T3"> </text:span></text:p>
      <text:p text:style-name="Standard"><text:a xlink:type="simple" xlink:href="../../../Desktop/C++Projekt/jgrapht-0.8.3/jgrapht-0.8.3/javadoc/org/jgrapht/graph/ParanoidGraph.html"><text:span text:style-name="T4">ParanoidGraph&lt;V,E&gt;</text:span></text:a><text:span text:style-name="T3"> </text:span></text:p>
      <text:p text:style-name="Standard"><text:a xlink:type="simple" xlink:href="../../../Desktop/C++Projekt/jgrapht-0.8.3/jgrapht-0.8.3/javadoc/org/jgrapht/graph/Pseudograph.html"><text:span text:style-name="T4">Pseudograph&lt;V,E&gt;</text:span></text:a><text:span text:style-name="T3"> </text:span></text:p>
      <text:p text:style-name="Standard"><text:a xlink:type="simple" xlink:href="../../../Desktop/C++Projekt/jgrapht-0.8.3/jgrapht-0.8.3/javadoc/org/jgrapht/graph/SimpleDirectedGraph.html"><text:span text:style-name="T4">SimpleDirected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SimpleDirectedWeightedGraph.html"><text:span text:style-name="T4">SimpleDirectedWeighted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SimpleGraph.html"><text:span text:style-name="T4">SimpleGraph&lt;V,E&gt;</text:span></text:a><text:span text:style-name="T3"> </text:span></text:p>
      <text:p text:style-name="Standard"><text:a xlink:type="simple" xlink:href="../../../Desktop/C++Projekt/jgrapht-0.8.3/jgrapht-0.8.3/javadoc/org/jgrapht/graph/SimpleWeightedGraph.html"><text:span text:style-name="T4">SimpleWeightedGraph&lt;V,E&gt;</text:span></text:a><text:span text:style-name="T3"> </text:span></text:p>
      <text:p text:style-name="Standard"><text:a xlink:type="simple" xlink:href="../../../Desktop/C++Projekt/jgrapht-0.8.3/jgrapht-0.8.3/javadoc/org/jgrapht/graph/Subgraph.html"><text:span text:style-name="T4">Subgraph&lt;V,E,G extends Graph&lt;V,E&gt;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UndirectedGraphUnion.html"><text:span text:style-name="T4">UndirectedGraphUnion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UndirectedMaskSubgraph.html"><text:span text:style-name="T4">UndirectedMaskSubgraph&lt;V,E&gt;</text:span></text:a><text:span text:style-name="T3"> </text:span></text:p>
      <text:p text:style-name="Standard"><text:a xlink:type="simple" xlink:href="../../../Desktop/C++Projekt/jgrapht-0.8.3/jgrapht-0.8.3/javadoc/org/jgrapht/graph/UndirectedSubgraph.html"><text:span text:style-name="T4">UndirectedSub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UndirectedWeightedSubgraph.html"><text:span text:style-name="T4">UndirectedWeightedSubgraph&lt;V,E&gt;</text:span></text:a><text:span text:style-name="T3"> </text:span></text:p>
      <text:p text:style-name="Standard"><text:span text:style-name="T3"><text:s/></text:span><text:a xlink:type="simple" xlink:href="../../../Desktop/C++Projekt/jgrapht-0.8.3/jgrapht-0.8.3/javadoc/org/jgrapht/graph/UnmodifiableDirectedGraph.html"><text:span text:style-name="T4">UnmodifiableDirectedGraph&lt;V,E&gt;</text:span></text:a></text:p>
      <text:p text:style-name="Standard"><text:span text:style-name="T3"><text:s/></text:span><text:a xlink:type="simple" xlink:href="../../../Desktop/C++Projekt/jgrapht-0.8.3/jgrapht-0.8.3/javadoc/org/jgrapht/graph/UnmodifiableGraph.html"><text:span text:style-name="T4">UnmodifiableGraph&lt;V,E&gt;</text:span></text:a></text:p>
      <text:p text:style-name="Standard"><text:span text:style-name="T3"><text:s/></text:span><text:a xlink:type="simple" xlink:href="../../../Desktop/C++Projekt/jgrapht-0.8.3/jgrapht-0.8.3/javadoc/org/jgrapht/graph/UnmodifiableUndirectedGraph.html"><text:span text:style-name="T4">UnmodifiableUndirectedGraph&lt;V,E&gt;</text:span></text:a><text:span text:style-name="T3"> </text:span></text:p>
      <text:p text:style-name="Standard"><text:a xlink:type="simple" xlink:href="../../../Desktop/C++Projekt/jgrapht-0.8.3/jgrapht-0.8.3/javadoc/org/jgrapht/graph/WeightedMultigraph.html"><text:span text:style-name="T4">WeightedMultigraph&lt;V,E&gt;</text:span></text:a><text:span text:style-name="T3"> </text:span></text:p>
      <text:p text:style-name="Standard"><text:a xlink:type="simple" xlink:href="../../../Desktop/C++Projekt/jgrapht-0.8.3/jgrapht-0.8.3/javadoc/org/jgrapht/graph/WeightedPseudograph.html"><text:span text:style-name="T4">WeightedPseudograph&lt;V,E&gt;</text:span>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Teletype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Wiesing</meta:initial-creator>
    <meta:creation-date>2012-05-20T19:18:51.89</meta:creation-date>
    <meta:document-statistic meta:table-count="0" meta:image-count="0" meta:object-count="0" meta:page-count="2" meta:paragraph-count="64" meta:word-count="99" meta:character-count="1741"/>
    <dc:date>2012-05-20T19:45:23.62</dc:date>
    <dc:creator>Michael Wiesing</dc:creator>
    <meta:editing-duration>PT11M5S</meta:editing-duration>
    <meta:editing-cycles>1</meta:editing-cycles>
    <meta:generator>OpenOffice.org/3.3$Win32 OpenOffice.org_project/330m20$Build-9567</meta:generator>
  </office:meta>
</office:document-meta>
</file>